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d8d8" officeooo:paragraph-rsid="0007d8d8" style:language-asian="zh" style:country-asian="CN"/>
    </style:style>
    <style:style style:name="P2" style:family="paragraph" style:parent-style-name="Standard">
      <style:text-properties fo:font-size="15pt" officeooo:rsid="0008feef" officeooo:paragraph-rsid="0008feef" style:font-size-asian="15pt" style:language-asian="zh" style:country-asian="CN" style:font-size-complex="15pt"/>
    </style:style>
    <style:style style:name="P3" style:family="paragraph" style:parent-style-name="Standard">
      <style:text-properties fo:font-size="16pt" fo:font-weight="bold" officeooo:rsid="0007d8d8" officeooo:paragraph-rsid="0007d8d8" style:font-size-asian="16pt" style:language-asian="zh" style:country-asian="CN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数据流:</text:p>
      <text:p text:style-name="P1">可以从流中读取或写入java基本数据类型</text:p>
      <text:p text:style-name="P3">1,DataInputStream数据输入流</text:p>
      <text:p text:style-name="P1"/>
      <text:p text:style-name="P1"/>
      <text:p text:style-name="P1"/>
      <text:p text:style-name="P1"/>
      <text:p text:style-name="P1"/>
      <text:p text:style-name="P3">2,DataOutputSteam数据输出流</text:p>
      <text:p text:style-name="P1"/>
      <text:p text:style-name="P1"/>
      <text:p text:style-name="P1"/>
      <text:p text:style-name="P2">public static void main(String[] args) {</text:p>
      <text:p text:style-name="P2"><text:tab/><text:tab/>read();</text:p>
      <text:p text:style-name="P2"><text:tab/><text:tab/>File f=new File("Work.txt");</text:p>
      <text:p text:style-name="P2"><text:s text:c="6"/>FileOutputStream out=null;</text:p>
      <text:p text:style-name="P2"><text:s text:c="6"/>//创建数据输出流</text:p>
      <text:p text:style-name="P2"><text:s text:c="6"/>DataOutputStream oos=null;</text:p>
      <text:p text:style-name="P2"><text:s text:c="6"/>try {</text:p>
      <text:p text:style-name="P2"><text:tab/><text:tab/>out=new FileOutputStream(f);</text:p>
      <text:p text:style-name="P2"><text:tab/><text:tab/>oos=new DataOutputStream(out);//将文件流包装成数据流</text:p>
      <text:p text:style-name="P2"><text:tab/><text:tab/>oos.writeUTF("写入字符串数据");</text:p>
      <text:p text:style-name="P2"><text:tab/><text:tab/>oos.writeInt(123);</text:p>
      <text:p text:style-name="P2"><text:tab/><text:tab/>oos.writeChar('好');</text:p>
      <text:p text:style-name="P2"><text:tab/><text:tab/> </text:p>
      <text:p text:style-name="P2"><text:tab/>} catch (FileNotFoundException e) {</text:p>
      <text:p text:style-name="P2"><text:tab/><text:tab/>// TODO Auto-generated catch block</text:p>
      <text:p text:style-name="P2"><text:tab/><text:tab/>e.printStackTrace();</text:p>
      <text:p text:style-name="P2"><text:tab/>} catch (IOException e) {</text:p>
      <text:p text:style-name="P2"><text:tab/><text:tab/>// TODO Auto-generated catch block</text:p>
      <text:p text:style-name="P2"><text:tab/><text:tab/>e.printStackTrace();</text:p>
      <text:p text:style-name="P2"><text:tab/>}finally{</text:p>
      <text:p text:style-name="P2"><text:tab/><text:tab/>try {</text:p>
      <text:p text:style-name="P2"><text:tab/><text:tab/><text:tab/>if(oos!=null)</text:p>
      <text:p text:style-name="P2"><text:tab/><text:tab/><text:tab/>oos.close();</text:p>
      <text:p text:style-name="P2"><text:tab/><text:tab/><text:tab/>if(out!=null)</text:p>
      <text:p text:style-name="P2"><text:tab/><text:tab/><text:tab/><text:tab/>out.close();</text:p>
      <text:p text:style-name="P2"><text:tab/><text:tab/>} catch (IOException e) {</text:p>
      <text:p text:style-name="P2"><text:tab/><text:tab/><text:tab/>// TODO Auto-generated catch block</text:p>
      <text:p text:style-name="P2"><text:tab/><text:tab/><text:tab/>e.printStackTrace();</text:p>
      <text:p text:style-name="P2"><text:tab/><text:tab/>}</text:p>
      <text:p text:style-name="P2"><text:tab/>}</text:p>
      <text:p text:style-name="P2"><text:tab/>}</text:p>
      <text:p text:style-name="P2"><text:soft-page-break/><text:s text:c="4"/>public static void read(){</text:p>
      <text:p text:style-name="P2"><text:s text:c="4"/><text:tab/>//创建数据输入流</text:p>
      <text:p text:style-name="P2"><text:s text:c="4"/><text:tab/>DataInputStream di=null;</text:p>
      <text:p text:style-name="P2"><text:s text:c="4"/><text:tab/>FileInputStream <text:s/>in=null;</text:p>
      <text:p text:style-name="P2"><text:s text:c="4"/><text:tab/>try {</text:p>
      <text:p text:style-name="P2"><text:tab/><text:tab/><text:tab/>in=new FileInputStream("Work.txt");</text:p>
      <text:p text:style-name="P2"><text:tab/><text:tab/><text:tab/>di=new DataInputStream(in);</text:p>
      <text:p text:style-name="P2"><text:tab/><text:tab/>System.out.println(di.readUTF());//读取字符串类型的数据</text:p>
      <text:p text:style-name="P2"><text:tab/><text:tab/>System.out.println(di.readInt());//读取int类型的数据</text:p>
      <text:p text:style-name="P2"><text:tab/><text:tab/>System.out.println(di.readChar());//读取字符类型的数据</text:p>
      <text:p text:style-name="P2"><text:tab/><text:tab/>} catch (FileNotFoundException e) {</text:p>
      <text:p text:style-name="P2"><text:tab/><text:tab/><text:tab/>// TODO Auto-generated catch block</text:p>
      <text:p text:style-name="P2"><text:tab/><text:tab/><text:tab/>e.printStackTrace();</text:p>
      <text:p text:style-name="P2"><text:tab/><text:tab/>} catch (IOException e) {</text:p>
      <text:p text:style-name="P2"><text:tab/><text:tab/><text:tab/>// TODO Auto-generated catch block</text:p>
      <text:p text:style-name="P2"><text:tab/><text:tab/><text:tab/>e.printStackTrace();</text:p>
      <text:p text:style-name="P2"><text:tab/><text:tab/>}finally{</text:p>
      <text:p text:style-name="P2"><text:tab/><text:tab/><text:tab/>try {</text:p>
      <text:p text:style-name="P2"><text:tab/><text:tab/><text:tab/><text:tab/>if(di!=null)</text:p>
      <text:p text:style-name="P2"><text:tab/><text:tab/><text:tab/><text:tab/>di.close();</text:p>
      <text:p text:style-name="P2"><text:tab/><text:tab/><text:tab/><text:tab/>if(in!=null)</text:p>
      <text:p text:style-name="P2"><text:tab/><text:tab/><text:tab/><text:tab/><text:tab/>in.close();</text:p>
      <text:p text:style-name="P2"><text:tab/><text:tab/><text:tab/>} catch (IOException e) {</text:p>
      <text:p text:style-name="P2"><text:tab/><text:tab/><text:tab/><text:tab/>// TODO Auto-generated catch block</text:p>
      <text:p text:style-name="P2"><text:tab/><text:tab/><text:tab/><text:tab/>e.printStackTrace();</text:p>
      <text:p text:style-name="P2"><text:tab/><text:tab/><text:tab/>}</text:p>
      <text:p text:style-name="P2"><text:s text:c="4"/>}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7S</meta:editing-duration>
    <meta:editing-cycles>3</meta:editing-cycles>
    <meta:generator>LibreOffice/5.3.0.3$Windows_X86_64 LibreOffice_project/7074905676c47b82bbcfbea1aeefc84afe1c50e1</meta:generator>
    <dc:date>2018-01-03T15:29:44.409000000</dc:date>
    <meta:document-statistic meta:table-count="0" meta:image-count="0" meta:object-count="0" meta:page-count="2" meta:paragraph-count="64" meta:word-count="223" meta:character-count="1426" meta:non-whitespace-character-count="1180"/>
    <meta:user-defined meta:name="Info 1"/>
    <meta:user-defined meta:name="Info 2"/>
    <meta:user-defined meta:name="Info 3"/>
    <meta:user-defined meta:name="Info 4"/>
  </office:meta>
</office:document-meta>
</file>